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344" officeooo:paragraph-rsid="0015f344"/>
    </style:style>
    <style:style style:name="P2" style:family="paragraph" style:parent-style-name="Standard">
      <style:text-properties fo:font-weight="bold" officeooo:rsid="0015f344" officeooo:paragraph-rsid="0015f344" style:font-weight-asian="bold" style:font-weight-complex="bold"/>
    </style:style>
    <style:style style:name="P3" style:family="paragraph" style:parent-style-name="Standard">
      <style:text-properties fo:font-weight="normal" officeooo:rsid="0015f344" officeooo:paragraph-rsid="0015f34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R SIDE</text:p>
      <text:p text:style-name="P1">administrator@IT19:~/mpi30$ <text:span text:style-name="T1">gedit server1.c</text:span></text:p>
      <text:p text:style-name="P1">administrator@IT19:~/mpi30$ <text:span text:style-name="T1">gedit client1.c</text:span></text:p>
      <text:p text:style-name="P1">administrator@IT19:~/mpi30$ <text:span text:style-name="T1">mpicc server1.c -o server1</text:span></text:p>
      <text:p text:style-name="P1">administrator@IT19:~/mpi30$ <text:span text:style-name="T1">mpicc client1.c -o client1</text:span></text:p>
      <text:p text:style-name="P1">administrator@IT19:~/mpi30$ <text:span text:style-name="T1">mpirun -np 1 server1</text:span></text:p>
      <text:p text:style-name="P1">Server available at port: 2448359424.0;tcp://172.16.226.214:35249+2448359425.0;tcp://172.16.226.214:45192:300</text:p>
      <text:p text:style-name="P1">Received character: V</text:p>
      <text:p text:style-name="P1">Received character: P</text:p>
      <text:p text:style-name="P1">Received character: K</text:p>
      <text:p text:style-name="P1">Received character: B</text:p>
      <text:p text:style-name="P1">Received character: I</text:p>
      <text:p text:style-name="P1">Received character: E</text:p>
      <text:p text:style-name="P1">Received character: T</text:p>
      <text:p text:style-name="P1"></text:p>
      <text:p text:style-name="P1">Received String: VPKBIET</text:p>
      <text:p text:style-name="P1"></text:p>
      <text:p text:style-name="P1">Reversed string is : TEIBKPV</text:p>
      <text:p text:style-name="P1"/>
      <text:p text:style-name="P2">CLIENT SIDE</text:p>
      <text:p text:style-name="P3">administrator@IT19:~/mpi30$ <text:span text:style-name="T1">mpirun -np 1 client1</text:span> '2448359424.0;tcp://172.16.226.214:35249+2448359425.0;tcp://172.16.226.214:45192:300'</text:p>
      <text:p text:style-name="P3"></text:p>
      <text:p text:style-name="P3">Enter the string :</text:p>
      <text:p text:style-name="P3">VPKBIET</text:p>
      <text:p text:style-name="P3"></text:p>
      <text:p text:style-name="P3">Reversed string is : TEIBKPV</text:p>
      <text:p text:style-name="P3"></text:p>
      <text:p text:style-name="P3">administrator@IT19:~/mpi30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6:34:32.803682174</meta:creation-date>
    <dc:date>2017-03-01T16:36:31.574532655</dc:date>
    <meta:editing-duration>P0D</meta:editing-duration>
    <meta:editing-cycles>1</meta:editing-cycles>
    <meta:document-statistic meta:table-count="0" meta:image-count="0" meta:object-count="0" meta:page-count="1" meta:paragraph-count="27" meta:word-count="76" meta:character-count="812" meta:non-whitespace-character-count="732"/>
    <meta:generator>LibreOffice/4.2.8.2$Linux_x86 LibreOffice_project/420m0$Build-2</meta:generator>
  </office:meta>
</office:document-meta>
</file>